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3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3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2773" table:formula="of:=SUM([.G3:.G184])" table:style-name="ce8">
            <text:p>42773</text:p>
          </table:table-cell>
          <table:table-cell office:value-type="float" office:value="11" table:formula="of:=QUOTIENT([.K6];3600)" table:style-name="ce8">
            <text:p>11</text:p>
          </table:table-cell>
          <table:table-cell office:value-type="float" office:value="52" table:formula="of:=QUOTIENT(([.K6]-[.L6]*3600); 60)" table:style-name="ce8">
            <text:p>52</text:p>
          </table:table-cell>
          <table:table-cell office:value-type="float" office:value="53" table:formula="of:=[.K6]-[.L6]*3600-[.M6]*60" table:style-name="ce8">
            <text:p>53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4">
            <text:p>382</text:p>
          </table:table-cell>
          <table:table-cell office:value-type="string" table:style-name="ce36">
            <text:p>https://youtu.be/-rrmCnTaic0</text:p>
          </table:table-cell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4">
            <text:p>431</text:p>
          </table:table-cell>
          <table:table-cell office:value-type="string" table:style-name="ce36">
            <text:p>https://youtu.be/UYgl6qDDpG0</text:p>
          </table:table-cell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4">
            <text:p>616</text:p>
          </table:table-cell>
          <table:table-cell office:value-type="string" table:style-name="ce36">
            <text:p>https://youtu.be/TIzZvTA_2tw</text:p>
          </table:table-cell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4">
            <text:p>272</text:p>
          </table:table-cell>
          <table:table-cell office:value-type="string" table:style-name="ce36">
            <text:p>https://youtu.be/BzZyNnSV2RI</text:p>
          </table:table-cell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table:number-columns-repeated="5" table:style-name="ce8"/>
          <table:table-cell office:value-type="float" office:value="0" table:formula="of:=[.D135]*3600+[.E135]*60+[.F135]" table:style-name="ce28">
            <text:p>0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table:number-columns-repeated="5" table:style-name="ce8"/>
          <table:table-cell office:value-type="float" office:value="0" table:formula="of:=[.D136]*3600+[.E136]*60+[.F13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8"/>
          <table:table-cell office:value-type="float" office:value="0" table:formula="of:=[.D137]*3600+[.E137]*60+[.F13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2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foxxp</meta:initial-creator>
    <dc:creator>foxxp</dc:creator>
    <meta:creation-date>2015-06-05T18:19:34Z</meta:creation-date>
    <dc:date>2021-11-27T09:48:36Z</dc:date>
  </office:meta>
</office:document-meta>
</file>